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8.2pt"/>
    </style:style>
    <style:style style:name="co2" style:family="table-column">
      <style:table-column-properties fo:break-before="auto" style:column-width="245.14pt"/>
    </style:style>
    <style:style style:name="co3" style:family="table-column">
      <style:table-column-properties fo:break-before="auto" style:column-width="219.2pt"/>
    </style:style>
    <style:style style:name="co4" style:family="table-column">
      <style:table-column-properties fo:break-before="auto" style:column-width="204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57.6pt" fo:break-before="auto" style:use-optimal-row-height="false"/>
    </style:style>
    <style:style style:name="ro2" style:family="table-row">
      <style:table-row-properties style:row-height="45.75pt" fo:break-before="auto" style:use-optimal-row-height="false"/>
    </style:style>
    <style:style style:name="ro3" style:family="table-row">
      <style:table-row-properties style:row-height="46.15pt" fo:break-before="auto" style:use-optimal-row-height="false"/>
    </style:style>
    <style:style style:name="ro4" style:family="table-row">
      <style:table-row-properties style:row-height="49.61pt" fo:break-before="auto" style:use-optimal-row-height="false"/>
    </style:style>
    <style:style style:name="ro5" style:family="table-row">
      <style:table-row-properties style:row-height="50.74pt" fo:break-before="auto" style:use-optimal-row-height="false"/>
    </style:style>
    <style:style style:name="ro6" style:family="table-row">
      <style:table-row-properties style:row-height="53.04pt" fo:break-before="auto" style:use-optimal-row-height="false"/>
    </style:style>
    <style:style style:name="ro7" style:family="table-row">
      <style:table-row-properties style:row-height="351.89pt" fo:break-before="auto" style:use-optimal-row-height="false"/>
    </style:style>
    <style:style style:name="ro8" style:family="table-row">
      <style:table-row-properties style:row-height="245.4pt" fo:break-before="auto" style:use-optimal-row-height="false"/>
    </style:style>
    <style:style style:name="ro9" style:family="table-row">
      <style:table-row-properties style:row-height="524.95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Cluster 1(176 patients)</text:p>
          </table:table-cell>
          <table:table-cell table:style-name="ce1" office:value-type="string" calcext:value-type="string">
            <text:p>Cluster 2(26 patients)</text:p>
          </table:table-cell>
          <table:table-cell office:value-type="string" calcext:value-type="string">
            <text:p>Statistically different (p-value &lt; 0.05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[1] "A.terreus_conidial_burden_qPCR"</text:p>
          </table:table-cell>
          <table:table-cell table:style-name="Default" office:value-type="string" calcext:value-type="string">
            <text:p>[1] "3334.5 +/- 149783880.185552"</text:p>
          </table:table-cell>
          <table:table-cell table:style-name="Default" office:value-type="string" calcext:value-type="string">
            <text:p>[1] "1654.6 +/- 936314919.254524"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table:style-name="Default" office:value-type="string" calcext:value-type="string">
            <text:p>[1] "MMRC_score"</text:p>
          </table:table-cell>
          <table:table-cell table:style-name="Default" office:value-type="string" calcext:value-type="string">
            <text:p>[1] "2 +/- 1.48087431693989"</text:p>
          </table:table-cell>
          <table:table-cell table:style-name="Default" office:value-type="string" calcext:value-type="string">
            <text:p>[1] "1 +/- 1.55227963525836"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Default" office:value-type="string" calcext:value-type="string">
            <text:p>[1] "FEV1."</text:p>
          </table:table-cell>
          <table:table-cell table:style-name="Default" office:value-type="string" calcext:value-type="string">
            <text:p>[1] "81.9869642857143 +/- 26.9907869075655"</text:p>
          </table:table-cell>
          <table:table-cell table:style-name="Default" office:value-type="string" calcext:value-type="string">
            <text:p>[1] "70.0102803738318 +/- 23.9388686645697"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Default" office:value-type="string" calcext:value-type="string">
            <text:p>[1] "Inhaled.corticosteroids..Yes.0..No.1."</text:p>
          </table:table-cell>
          <table:table-cell table:style-name="Default" office:value-type="string" calcext:value-type="string">
            <text:p>[1,] 45.90164 54.09836</text:p>
          </table:table-cell>
          <table:table-cell table:style-name="Default" office:value-type="string" calcext:value-type="string">
            <text:p>[2,] 25.53191 74.4680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[1] "Pseudomonas.aeruginosa.presence..by.culture."</text:p>
          </table:table-cell>
          <table:table-cell table:style-name="Default" office:value-type="string" calcext:value-type="string">
            <text:p>[1,] 98.36066 <text:s/>1.639344</text:p>
          </table:table-cell>
          <table:table-cell table:style-name="Default" office:value-type="string" calcext:value-type="string">
            <text:p>[2,] 87.94326 12.056738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Default" office:value-type="string" calcext:value-type="string">
            <text:p>[1] "BMI.kg.m2."</text:p>
          </table:table-cell>
          <table:table-cell table:style-name="Default" office:value-type="string" calcext:value-type="string">
            <text:p>[1] "25.7 +/- 44.153026284153"</text:p>
          </table:table-cell>
          <table:table-cell table:style-name="Default" office:value-type="string" calcext:value-type="string">
            <text:p>[1] "21.1 +/- 29.690019849659"</text:p>
          </table:table-cell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[1] "Asian_European"</text:p>
          </table:table-cell>
          <table:table-cell office:value-type="string" calcext:value-type="string">
            <text:p>[1,] 36.06557 63.93443</text:p>
          </table:table-cell>
          <table:table-cell office:value-type="string" calcext:value-type="string">
            <text:p>[2,] 65.24823 34.75177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Bacteria</text:p>
          </table:table-cell>
          <table:table-cell office:value-type="string" calcext:value-type="string">
            <text:p>Streptococcus: 24.24379233</text:p>
            <text:p>Haemophilus: 8.816705336</text:p>
            <text:p>Rothia: 6.17</text:p>
            <text:p>Actinomyces: 0.646987465</text:p>
            <text:p>Prevotella: 0.433295325</text:p>
            <text:p>Veillonella: 0.42022895200000004</text:p>
            <text:p>Granulicatella: 0.348189415</text:p>
            <text:p>Atopobium: 0.020218358</text:p>
          </table:table-cell>
          <table:table-cell office:value-type="string" calcext:value-type="string">
            <text:p>Streptococcus: 22.0564731</text:p>
            <text:p>Rothia: 8.082230358</text:p>
            <text:p>Haemophilus: 4.4558258639999995</text:p>
            <text:p>Actinomyces: 1.930932046</text:p>
            <text:p>Prevotella: 1.907196225</text:p>
            <text:p>Veillonella: 1.579547305</text:p>
            <text:p>Neisseria: 0.582176444</text:p>
            <text:p>Granulicatella: 0.481838399</text:p>
            <text:p>Leptotrichia: 0.358337315</text:p>
            <text:p>Fusobacterium: 0.211924272</text:p>
            <text:p>Porphyromonas: 0.15942029</text:p>
            <text:p>Atopobium: 0.067781292</text:p>
            <text:p>Campylobacter: 0.059020264</text:p>
            <text:p>Oribacterium: 0.058456742</text:p>
            <text:p>Gemella: 0.056171886</text:p>
            <text:p>Capnocytophaga: 0.055319934</text:p>
            <text:p>Pseudomonas: 0.054890767</text:p>
            <text:p>Selenomonas: 0.042007982</text:p>
            <text:p>Bulleidia: 0.028985507</text:p>
            <text:p>Moryella: 0.021956307</text:p>
            <text:p>Corynebacterium: 0.021161782</text:p>
            <text:p>Mogibacterium: 0.012431626000000001</text:p>
          </table:table-cell>
          <table:table-cell office:value-type="string" calcext:value-type="string">
            <text:p>Actinobacillus</text:p>
            <text:p>Actinomyces</text:p>
            <text:p>Atopobium</text:p>
            <text:p>Bulleidia</text:p>
            <text:p>Campylobacter</text:p>
            <text:p>Capnocytophaga</text:p>
            <text:p>Catonella</text:p>
            <text:p>Fusobacterium</text:p>
            <text:p>Leptotrichia</text:p>
            <text:p>Moryella</text:p>
            <text:p>Neisseria</text:p>
            <text:p>Oribacterium</text:p>
            <text:p>Peptostreptococcus</text:p>
            <text:p>Porphyromonas</text:p>
            <text:p>Prevotella</text:p>
            <text:p>Veillonella</text:p>
            <text:p>Butyrivibrio</text:p>
            <text:p>Lautropia</text:p>
            <text:p>Scardovia</text:p>
            <text:p>Bacteroides</text:p>
            <text:p>Achromobacter</text:p>
            <text:p>Pseudomonas</text:p>
            <text:p>Kingella</text:p>
            <text:p>Peptococcus</text:p>
            <text:p>Odoribacter</text:p>
            <text:p>Pseudoramibacter_Eubacterium</text:p>
            <text:p>Elizabethkingia</text:p>
            <text:p>Desulfovibrio</text:p>
            <text:p>Cellulomonas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Fungi</text:p>
          </table:table-cell>
          <table:table-cell office:value-type="string" calcext:value-type="string">
            <text:p>Candida: 87.96891771</text:p>
            <text:p>Saccharomyces: 0.069791004</text:p>
            <text:p>unidentified: 0.04417749</text:p>
            <text:p>Penicillium: 0.006428512</text:p>
            <text:p>Aspergillus: 0.001124378</text:p>
          </table:table-cell>
          <table:table-cell office:value-type="string" calcext:value-type="string">
            <text:p>Candida: 91.57654968</text:p>
            <text:p>unidentified: 0.439043512</text:p>
            <text:p>Saccharomyces: 0.056877095</text:p>
            <text:p>Aspergillus: 0.00726835</text:p>
            <text:p>Penicillium: 0.002298773</text:p>
          </table:table-cell>
          <table:table-cell office:value-type="string" calcext:value-type="string">
            <text:p>Aspergillus</text:p>
            <text:p>Botrytis</text:p>
            <text:p>Ceriporia</text:p>
            <text:p>Cistella</text:p>
            <text:p>Clavispora</text:p>
            <text:p>Cryptococcus</text:p>
            <text:p>Debaryomyces</text:p>
            <text:p>Earliella</text:p>
            <text:p>Ganoderma</text:p>
            <text:p>Hyphodiscus</text:p>
            <text:p>Lachnum</text:p>
            <text:p>Meyerozyma</text:p>
            <text:p>Peniophora</text:p>
            <text:p>Perenniporia</text:p>
            <text:p>Phanerochaete</text:p>
            <text:p>Phlebia</text:p>
            <text:p>Phlebiopsis</text:p>
            <text:p>Simplicillium</text:p>
            <text:p>unidentified</text:p>
            <text:p>Xylodon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Luminex</text:p>
          </table:table-cell>
          <table:table-cell office:value-type="string" calcext:value-type="string">
            <text:p>IL-1RA  : 7589.122775</text:p>
            <text:p>IL-8  : 632.969328</text:p>
            <text:p>IL-1a  : 115.6859067</text:p>
            <text:p>GRO  : 71.8759147</text:p>
            <text:p>EGF  : 39.95435967</text:p>
            <text:p>IL-1b  : 32.99130368</text:p>
            <text:p>MCP-1  : 32.31319775</text:p>
            <text:p>VEGF  : 29.95358279</text:p>
            <text:p>G-CSF  : 28.62932354</text:p>
            <text:p>Fractalkine  : 25.04313505</text:p>
            <text:p>IP-10  : 15.90770868</text:p>
            <text:p>TNFa  : 13.93600121</text:p>
            <text:p>FGF-2  : 11.21687726</text:p>
            <text:p>IL-6  : 6.2639686370000005</text:p>
            <text:p>MIP-1b  : 3.622158395</text:p>
            <text:p>IL-12p40  : 3.504618615</text:p>
            <text:p>MIP-1a  : 3.36267289</text:p>
            <text:p>IFNa2  : 2.173017345</text:p>
            <text:p>MDC  : 1.704606254</text:p>
            <text:p>IL-15  : 1.473093515</text:p>
            <text:p>sCD40L  : 1.438330383</text:p>
            <text:p>IL-4  : 1.4023420690000001</text:p>
            <text:p>PDGF-AB/BB  : 1.2724543879999999</text:p>
            <text:p>RANTES  : 1.266223847</text:p>
            <text:p>MCP-3  : 1.262294978</text:p>
            <text:p>GM-CSF  : 1.118513595</text:p>
            <text:p>IL-7  : 1.087248183</text:p>
            <text:p>Flt-3L  : 0.940863144</text:p>
            <text:p>IL-12p70  : 0.8593224340000001</text:p>
            <text:p>IFNg  : 0.5755010939999999</text:p>
            <text:p>PDGF-AA  : 0.556702515</text:p>
            <text:p>IL-10  : 0.459798626</text:p>
            <text:p>IL-17A  : 0.30438299399999996</text:p>
            <text:p>TGF-a  : 0.22932545899999998</text:p>
            <text:p>IL-13  : 0.108756442</text:p>
            <text:p>IL-3  : 0.086870525</text:p>
            <text:p>Eotaxin  : 0.075550465</text:p>
            <text:p>IL-5  : 0.062981427</text:p>
            <text:p>IL-2  : 0.04689245400000001</text:p>
            <text:p>TNFb  : 0.043231333</text:p>
            <text:p>IL-9  : 0.0033233029999999997</text:p>
          </table:table-cell>
          <table:table-cell office:value-type="string" calcext:value-type="string">
            <text:p>IL-1RA  : 1072.4709710000002</text:p>
            <text:p>IL-8  : 597.6277807</text:p>
            <text:p>IL-1b  : 76.91588825</text:p>
            <text:p>IL-1a  : 72.88807083</text:p>
            <text:p>GRO  : 63.47231172</text:p>
            <text:p>TNFa  : 32.11181794</text:p>
            <text:p>EGF  : 30.01247107</text:p>
            <text:p>MCP-1  : 29.39151262</text:p>
            <text:p>Fractalkine  : 15.134924400000001</text:p>
            <text:p>G-CSF  : 12.54240703</text:p>
            <text:p>VEGF  : 12.34227878</text:p>
            <text:p>IP-10  : 10.21002469</text:p>
            <text:p>FGF-2  : 7.654909453999999</text:p>
            <text:p>MIP-1b  : 6.044095681</text:p>
            <text:p>IL-6  : 4.664873986</text:p>
            <text:p>MIP-1a  : 4.198228538</text:p>
            <text:p>IL-12p40  : 1.826831527</text:p>
            <text:p>MCP-3  : 1.7068668740000001</text:p>
            <text:p>PDGF-AB/BB  : 1.569087689</text:p>
            <text:p>RANTES  : 1.4310216740000001</text:p>
            <text:p>IL-15  : 1.41254612</text:p>
            <text:p>MDC  : 1.317013473</text:p>
            <text:p>IFNa2  : 1.070779152</text:p>
            <text:p>Flt-3L  : 0.943531638</text:p>
            <text:p>GM-CSF  : 0.895900812</text:p>
            <text:p>IL-7  : 0.87338669</text:p>
            <text:p>IL-4  : 0.640256151</text:p>
            <text:p>IL-12p70  : 0.6293955179999999</text:p>
            <text:p>sCD40L  : 0.576508628</text:p>
            <text:p>IFNg  : 0.514189445</text:p>
            <text:p>PDGF-AA  : 0.45624491799999994</text:p>
            <text:p>TGF-a  : 0.339913006</text:p>
            <text:p>Eotaxin  : 0.24977187</text:p>
            <text:p>IL-17A  : 0.245660866</text:p>
            <text:p>IL-10  : 0.20613114600000002</text:p>
            <text:p>IL-13  : 0.09851345199999999</text:p>
            <text:p>IL-2  : 0.084148697</text:p>
            <text:p>IL-5  : 0.07188794</text:p>
            <text:p>IL-3  : 0.061556507999999996</text:p>
            <text:p>TNFb  : 0.055223919</text:p>
            <text:p>IL-9  : 0.003235268</text:p>
          </table:table-cell>
          <table:table-cell office:value-type="string" calcext:value-type="string">
            <text:p>FGF-2  </text:p>
            <text:p>Fractalkine  </text:p>
            <text:p>G-CSF  </text:p>
            <text:p>IFNa2  </text:p>
            <text:p>IL-12p40  </text:p>
            <text:p>IL-1RA  </text:p>
            <text:p>IL-1a  </text:p>
            <text:p>IL-4  </text:p>
            <text:p>MIP-1b  </text:p>
            <text:p>VEGF  </text:p>
            <text:p>sCD40L 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0"/>
        </table:table-row>
        <table:table-row table:style-name="ro10" table:number-rows-repeated="3">
          <table:table-cell table:number-columns-repeated="1020"/>
        </table:table-row>
        <table:table-row table:style-name="ro10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C2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5:29:02.676850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09:33.861466022</meta:creation-date>
    <dc:date>2018-08-08T15:43:39.954638083</dc:date>
    <meta:editing-duration>PT2H35M13S</meta:editing-duration>
    <meta:editing-cycles>40</meta:editing-cycles>
    <meta:generator>LibreOffice/5.1.3.2$Linux_X86_64 LibreOffice_project/644e4637d1d8544fd9f56425bd6cec110e49301b</meta:generator>
    <meta:document-statistic meta:table-count="1" meta:cell-count="37" meta:object-count="0"/>
  </office:meta>
</office:document-meta>
</file>